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tyle="italic" style:font-style-asian="italic" style:font-style-complex="italic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2" style:parent-style-name="ListParagraph" style:list-style-name="LFO2" style:family="paragraph"/>
    <style:style style:name="P13" style:parent-style-name="ListParagraph" style:list-style-name="LFO2" style:family="paragraph"/>
    <style:style style:name="P14" style:parent-style-name="ListParagraph" style:list-style-name="LFO2" style:family="paragraph"/>
    <style:style style:name="P15" style:parent-style-name="ListParagraph" style:list-style-name="LFO2" style:family="paragraph"/>
    <style:style style:name="P16" style:parent-style-name="ListParagraph" style:list-style-name="LFO2" style:family="paragraph"/>
    <style:style style:name="P17" style:parent-style-name="ListParagraph" style:list-style-name="LFO2" style:family="paragraph"/>
    <style:style style:name="P18" style:parent-style-name="ListParagraph" style:list-style-name="LFO2" style:family="paragraph"/>
    <style:style style:name="P19" style:parent-style-name="ListParagraph" style:list-style-name="LFO2" style:family="paragraph"/>
    <style:style style:name="P20" style:parent-style-name="ListParagraph" style:list-style-name="LFO2" style:family="paragraph"/>
    <style:style style:name="P21" style:parent-style-name="ListParagraph" style:list-style-name="LFO2" style:family="paragraph"/>
    <style:style style:name="P22" style:parent-style-name="ListParagraph" style:list-style-name="LFO2" style:family="paragraph"/>
    <style:style style:name="P23" style:parent-style-name="ListParagraph" style:list-style-name="LFO2" style:family="paragraph"/>
    <style:style style:name="P24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5" style:parent-style-name="ListParagraph" style:list-style-name="LFO3" style:family="paragraph"/>
    <style:style style:name="P26" style:parent-style-name="ListParagraph" style:list-style-name="LFO3" style:family="paragraph"/>
    <style:style style:name="P27" style:parent-style-name="ListParagraph" style:list-style-name="LFO3" style:family="paragraph"/>
    <style:style style:name="P28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9" style:parent-style-name="ListParagraph" style:list-style-name="LFO5" style:family="paragraph"/>
    <style:style style:name="P30" style:parent-style-name="ListParagraph" style:list-style-name="LFO5" style:family="paragraph"/>
    <style:style style:name="P31" style:parent-style-name="ListParagraph" style:list-style-name="LFO5" style:family="paragraph"/>
    <style:style style:name="P32" style:parent-style-name="ListParagraph" style:list-style-name="LFO5" style:family="paragraph"/>
    <style:style style:name="P33" style:parent-style-name="ListParagraph" style:list-style-name="LFO5" style:family="paragraph"/>
    <style:style style:name="P34" style:parent-style-name="ListParagraph" style:list-style-name="LFO5" style:family="paragraph"/>
    <style:style style:name="P35" style:parent-style-name="ListParagraph" style:list-style-name="LFO5" style:family="paragraph"/>
    <style:style style:name="P36" style:parent-style-name="ListParagraph" style:list-style-name="LFO5" style:family="paragraph"/>
    <style:style style:name="P37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38" style:parent-style-name="ListParagraph" style:list-style-name="LFO2" style:family="paragraph"/>
    <style:style style:name="P39" style:parent-style-name="ListParagraph" style:list-style-name="LFO2" style:family="paragraph"/>
    <style:style style:name="P40" style:parent-style-name="ListParagraph" style:list-style-name="LFO2" style:family="paragraph"/>
    <style:style style:name="P41" style:parent-style-name="ListParagraph" style:list-style-name="LFO2" style:family="paragraph"/>
    <style:style style:name="P42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3" style:parent-style-name="ListParagraph" style:list-style-name="LFO4" style:family="paragraph"/>
    <style:style style:name="P44" style:parent-style-name="ListParagraph" style:list-style-name="LFO4" style:family="paragraph"/>
  </office:automatic-styles>
  <office:body>
    <office:text text:use-soft-page-breaks="true">
      <text:p text:style-name="P1">Spring Questions</text:p>
      <text:list text:style-name="LFO1" text:continue-numbering="true">
        <text:list-item>
          <text:p text:style-name="P2">What are Annotations and how it is helpful.</text:p>
        </text:list-item>
        <text:list-item>
          <text:p text:style-name="P3">What if we do not use appropriate annotations for any class<text:s/></text:p>
          <text:list text:continue-numbering="true">
            <text:list-item>
              <text:p text:style-name="P4">Example over DAO class<text:s/>if<text:s/>we use @Service</text:p>
            </text:list-item>
          </text:list>
        </text:list-item>
        <text:list-item>
          <text:p text:style-name="P5">Explain bean life cycle.</text:p>
        </text:list-item>
        <text:list-item>
          <text:p text:style-name="P6">Do we have any other ways to implement @PostConstruct / @PreDestroy?</text:p>
        </text:list-item>
        <text:list-item>
          <text:p text:style-name="P7">What is Application Context.</text:p>
        </text:list-item>
        <text:list-item>
          <text:p text:style-name="P8">What does context.stop()<text:s/>/ context.close() in webApp and<text:s/>standalone<text:s/>application.</text:p>
          <text:list text:continue-numbering="true">
            <text:list-item>
              <text:p text:style-name="P9">Is it good to apply above<text:s/>things in app, if not then do we have any other alternatives?</text:p>
            </text:list-item>
          </text:list>
        </text:list-item>
        <text:list-item>
          <text:p text:style-name="P10">How Spring helps to create Application Context for WebApp.</text:p>
        </text:list-item>
      </text:list>
      <text:p text:style-name="Normal"/>
      <text:p text:style-name="P11">Rest API Questions</text:p>
      <text:list text:style-name="LFO2" text:continue-numbering="true">
        <text:list-item>
          <text:p text:style-name="P12">What is Rest Template?</text:p>
        </text:list-item>
        <text:list-item>
          <text:p text:style-name="P13">Difference between getForEntity() vs getForObject().</text:p>
        </text:list-item>
        <text:list-item>
          <text:p text:style-name="P14">What are the methods to call another API and get data?</text:p>
        </text:list-item>
        <text:list-item>
          <text:p text:style-name="P15">What is the good Status code for delete request?</text:p>
        </text:list-item>
        <text:list-item>
          <text:p text:style-name="P16">What does time out and why we use it?</text:p>
        </text:list-item>
        <text:list-item>
          <text:p text:style-name="P17">Can we have multiple threads to serve one request<text:s/>in server.</text:p>
          <text:list text:continue-numbering="true">
            <text:list-item>
              <text:p text:style-name="P18">Where does these threads store?</text:p>
            </text:list-item>
            <text:list-item>
              <text:p text:style-name="P19">What are the Exceptions we can get while time out?</text:p>
            </text:list-item>
          </text:list>
        </text:list-item>
        <text:list-item>
          <text:p text:style-name="P20">What is versioning in Rest.</text:p>
          <text:list text:continue-numbering="true">
            <text:list-item>
              <text:p text:style-name="P21">How we can achieve it.</text:p>
            </text:list-item>
          </text:list>
        </text:list-item>
        <text:list-item>
          <text:p text:style-name="P22">What is content negotiation</text:p>
          <text:list text:continue-numbering="true">
            <text:list-item>
              <text:p text:style-name="P23">How we can achieve it.</text:p>
            </text:list-item>
          </text:list>
        </text:list-item>
      </text:list>
      <text:p text:style-name="Normal"/>
      <text:p text:style-name="P24">Spring AOP questions</text:p>
      <text:list text:style-name="LFO3" text:continue-numbering="true">
        <text:list-item>
          <text:p text:style-name="P25">What are cross cutting concerns.</text:p>
          <text:list text:continue-numbering="true">
            <text:list-item>
              <text:p text:style-name="P26">Where we should implement those in microservice environment.</text:p>
            </text:list-item>
          </text:list>
        </text:list-item>
        <text:list-item>
          <text:p text:style-name="P27">What are the annotations for the AOP?</text:p>
        </text:list-item>
      </text:list>
      <text:p text:style-name="Normal"/>
      <text:p text:style-name="P28">Core Java Questions.</text:p>
      <text:list text:style-name="LFO5" text:continue-numbering="true">
        <text:list-item>
          <text:p text:style-name="P29">HashMap Working</text:p>
        </text:list-item>
        <text:list-item>
          <text:p text:style-name="P30">List vs Set vs Vector</text:p>
        </text:list-item>
        <text:list-item>
          <text:p text:style-name="P31">What is<text:s/>Fail-fast<text:s/>and<text:s/>Fail-safe<text:s/>Collections.</text:p>
        </text:list-item>
        <text:list-item>
          <text:p text:style-name="P32">How we can avoid Concurrent Modification Exceptions.</text:p>
        </text:list-item>
        <text:list-item>
          <text:p text:style-name="P33">What is return type of Arrays.asList().</text:p>
        </text:list-item>
        <text:list-item>
          <text:p text:style-name="P34">What is marker interface.</text:p>
          <text:list text:continue-numbering="true">
            <text:list-item>
              <text:p text:style-name="P35">What is the use of<text:s/>it?</text:p>
            </text:list-item>
            <text:list-item>
              <text:p text:style-name="P36">Can we use normal interface instead?</text:p>
            </text:list-item>
          </text:list>
        </text:list-item>
      </text:list>
      <text:p text:style-name="Normal"/>
      <text:p text:style-name="Normal"/>
      <text:p text:style-name="Normal"/>
      <text:p text:style-name="Normal"/>
      <text:soft-page-break/>
      <text:p text:style-name="P37">Spring Security Questions</text:p>
      <text:list text:style-name="LFO2" text:continue-numbering="true">
        <text:list-item>
          <text:p text:style-name="P38">What type of authentication we use while serving request?</text:p>
          <text:list text:continue-numbering="true">
            <text:list-item>
              <text:p text:style-name="P39">What is bearer</text:p>
            </text:list-item>
            <text:list-item>
              <text:p text:style-name="P40">Which authentication is best to use?</text:p>
            </text:list-item>
          </text:list>
        </text:list-item>
        <text:list-item>
          <text:p text:style-name="P41">Give the overview for authentication while we<text:s/>use Spring Security.</text:p>
        </text:list-item>
      </text:list>
      <text:p text:style-name="Normal"/>
      <text:p text:style-name="P42">Extras</text:p>
      <text:list text:style-name="LFO4" text:continue-numbering="true">
        <text:list-item>
          <text:p text:style-name="P43">How to implement custom validator questions.</text:p>
        </text:list-item>
        <text:list-item>
          <text:p text:style-name="P44">How to create annotations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itin Silra</meta:initial-creator>
    <dc:creator>Nitin Silra</dc:creator>
    <meta:creation-date>2022-06-09T18:06:00Z</meta:creation-date>
    <dc:date>2022-06-12T11:13:00Z</dc:date>
    <meta:template xlink:href="Normal.dotm" xlink:type="simple"/>
    <meta:editing-cycles>1</meta:editing-cycles>
    <meta:editing-duration>PT223620S</meta:editing-duration>
    <meta:document-statistic meta:page-count="2" meta:paragraph-count="3" meta:word-count="257" meta:character-count="1722" meta:row-count="12" meta:non-whitespace-character-count="1468"/>
  </office:meta>
</office:document-meta>
</file>